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0a0946" officeooo:paragraph-rsid="000a0946" style:font-size-asian="24pt" style:font-size-complex="24pt"/>
    </style:style>
    <style:style style:name="P2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0a0946" officeooo:paragraph-rsid="000c7965" style:font-size-asian="24pt" style:font-size-complex="24pt"/>
    </style:style>
    <style:style style:name="P3" style:family="paragraph" style:parent-style-name="Preformatted_20_Text">
      <style:text-properties officeooo:paragraph-rsid="000c7965"/>
    </style:style>
    <style:style style:name="P4" style:family="paragraph" style:parent-style-name="Preformatted_20_Text">
      <style:text-properties fo:font-size="24pt" officeooo:rsid="000a0946" officeooo:paragraph-rsid="000a0946" style:font-size-asian="24pt" style:font-size-complex="24pt"/>
    </style:style>
    <style:style style:name="P5" style:family="paragraph" style:parent-style-name="Preformatted_20_Text">
      <style:text-properties officeooo:paragraph-rsid="000e30d5"/>
    </style:style>
    <style:style style:name="P6" style:family="paragraph" style:parent-style-name="Standard">
      <style:text-properties fo:font-size="24pt" officeooo:rsid="000a0946" officeooo:paragraph-rsid="000a0946" style:font-size-asian="24pt" style:font-size-complex="24pt"/>
    </style:style>
    <style:style style:name="P7" style:family="paragraph" style:parent-style-name="Standard">
      <style:text-properties officeooo:paragraph-rsid="000a0946"/>
    </style:style>
    <style:style style:name="P8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0a0946" officeooo:paragraph-rsid="000a0946" style:font-name-asian="Liberation Mono" style:font-size-asian="24pt" style:font-name-complex="Liberation Mono" style:font-size-complex="24pt"/>
    </style:style>
    <style:style style:name="P9" style:family="paragraph" style:parent-style-name="Preformatted_20_Text">
      <style:text-properties officeooo:paragraph-rsid="00108361"/>
    </style:style>
    <style:style style:name="T1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0a0946" style:font-size-asian="24pt" style:font-size-complex="24pt"/>
    </style:style>
    <style:style style:name="T2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0e30d5" style:font-size-asian="24pt" style:font-size-complex="24pt"/>
    </style:style>
    <style:style style:name="T3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08361" style:font-size-asian="24pt" style:font-size-complex="24pt"/>
    </style:style>
    <style:style style:name="T4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0e30d5" style:font-name-asian="Liberation Mono" style:font-size-asian="24pt" style:font-name-complex="Liberation Mono" style:font-size-complex="24pt"/>
    </style:style>
    <style:style style:name="T5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08361" style:font-name-asian="Liberation Mono" style:font-size-asian="24pt" style:font-name-complex="Liberation Mono" style:font-size-complex="24pt"/>
    </style:style>
    <style:style style:name="T6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0a0946" style:font-size-asian="18pt" style:font-size-complex="18pt"/>
    </style:style>
    <style:style style:name="T7" style:family="text">
      <style:text-properties fo:font-size="36pt" officeooo:rsid="000e30d5" style:font-size-asian="36pt" style:font-size-complex="36pt"/>
    </style:style>
    <style:style style:name="T8" style:family="text">
      <style:text-properties fo:font-size="36pt" officeooo:rsid="000a0946" style:font-size-asian="36pt" style:font-size-complex="36pt"/>
    </style:style>
    <style:style style:name="T9" style:family="text">
      <style:text-properties fo:font-size="36pt" officeooo:rsid="00108361" style:font-size-asian="36pt" style:font-size-complex="36pt"/>
    </style:style>
    <style:style style:name="T10" style:family="text">
      <style:text-properties officeooo:rsid="0010836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7">Jack Johnson</text:span><text:span text:style-name="T8"> – </text:span><text:span text:style-name="T9">Good People</text:span></text:p>
      <text:p text:style-name="P6"/>
      <text:p text:style-name="P8"/>
      <text:p text:style-name="P9"><text:span text:style-name="T1">[</text:span><text:span text:style-name="T5">Intro</text:span><text:span text:style-name="T1">] <text:s/></text:span><text:span text:style-name="T6"><text:s/></text:span><text:span text:style-name="T5">B | c#m | B | c#m</text:span></text:p>
      <text:p text:style-name="P9"><text:span text:style-name="T1"/></text:p>
      <text:p text:style-name="P9"><text:span text:style-name="T1">[Verse] <text:s/></text:span><text:span text:style-name="T6"><text:s/></text:span><text:span text:style-name="T5">B | E | c#m | F#</text:span></text:p>
      <text:p text:style-name="P1"/>
      <text:p text:style-name="P3"><text:span text:style-name="T1">[</text:span><text:span text:style-name="T5">Chorus</text:span><text:span text:style-name="T1">] <text:s/></text:span><text:span text:style-name="T5">same as verse</text:span></text:p>
      <text:p text:style-name="P2"/>
      <text:p text:style-name="P5"><text:span text:style-name="T1">[</text:span><text:span text:style-name="T4">Coda</text:span><text:span text:style-name="T1">] </text:span><text:span text:style-name="T2">B7 | E7 | G A | D </text:span></text:p>
      <text:p text:style-name="P1"/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2-11T19:04:42.927233371</meta:creation-date>
    <meta:print-date>2023-12-11T19:50:50.455115923</meta:print-date>
    <dc:date>2023-12-11T20:22:35.793997381</dc:date>
    <meta:editing-duration>PT24M41S</meta:editing-duration>
    <meta:editing-cycles>5</meta:editing-cycles>
    <meta:generator>LibreOffice/7.0.1.2$MacOSX_X86_64 LibreOffice_project/7cbcfc562f6eb6708b5ff7d7397325de9e764452</meta:generator>
    <meta:document-statistic meta:table-count="0" meta:image-count="0" meta:object-count="0" meta:page-count="1" meta:paragraph-count="5" meta:word-count="33" meta:character-count="127" meta:non-whitespace-character-count="92"/>
  </office:meta>
</office:document-meta>
</file>